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CA53C6A753405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" svg:font-family="Muse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b436"/>
    </style:style>
    <style:style style:name="T1" style:family="text">
      <style:text-properties fo:font-variant="normal" fo:text-transform="none" fo:color="#5e6d82" style:font-name="Museo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3.8929in" draw:z-index="0"><draw:image xlink:href="Pictures/100000000000055600000300BCA53C6A753405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" svg:font-family="Muse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LibreOffice/5.1.3.2$Windows_x86 LibreOffice_project/644e4637d1d8544fd9f56425bd6cec110e49301b</meta:generator>
    <dc:date>2016-12-27T21:39:05.733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